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Capture name</text:p>
          </table:table-cell>
          <table:table-cell table:style-name="ce1" office:value-type="string" calcext:value-type="string" table:number-columns-spanned="1" table:number-rows-spanned="2">
            <text:p>Packets Per Second (PPS)</text:p>
          </table:table-cell>
          <table:table-cell table:style-name="ce1" office:value-type="string" calcext:value-type="string" table:number-columns-spanned="1" table:number-rows-spanned="2">
            <text:p>Packet Size (PS)</text:p>
          </table:table-cell>
          <table:table-cell table:style-name="ce1" office:value-type="string" calcext:value-type="string" table:number-columns-spanned="2" table:number-rows-spanned="1">
            <text:p>Base Station (BS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User Equipment (UE)</text:p>
          </table:table-cell>
          <table:covered-table-cell table:style-name="ce1"/>
          <table:table-cell table:number-columns-repeated="1017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Packets Per Second (PPS)</text:p>
          </table:table-cell>
          <table:table-cell table:style-name="ce1" office:value-type="string" calcext:value-type="string">
            <text:p>Packet Size (PS)</text:p>
          </table:table-cell>
          <table:table-cell table:style-name="ce1" office:value-type="string" calcext:value-type="string">
            <text:p>Packets Per Second (PPS)</text:p>
          </table:table-cell>
          <table:table-cell table:style-name="ce1" office:value-type="string" calcext:value-type="string">
            <text:p>Packet Size (P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1</text:p>
          </table:table-cell>
          <table:table-cell office:value-type="float" office:value="460.9" calcext:value-type="float">
            <text:p>460.9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363" calcext:value-type="float">
            <text:p>363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2</text:p>
          </table:table-cell>
          <table:table-cell office:value-type="float" office:value="450.9" calcext:value-type="float">
            <text:p>450.9</text:p>
          </table:table-cell>
          <table:table-cell office:value-type="float" office:value="115" calcext:value-type="float">
            <text:p>115</text:p>
          </table:table-cell>
          <table:table-cell office:value-type="float" office:value="94.2" calcext:value-type="float">
            <text:p>94.2</text:p>
          </table:table-cell>
          <table:table-cell office:value-type="float" office:value="67" calcext:value-type="float">
            <text:p>67</text:p>
          </table:table-cell>
          <table:table-cell office:value-type="float" office:value="355.7" calcext:value-type="float">
            <text:p>355.7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3</text:p>
          </table:table-cell>
          <table:table-cell office:value-type="float" office:value="452.8" calcext:value-type="float">
            <text:p>452.8</text:p>
          </table:table-cell>
          <table:table-cell office:value-type="float" office:value="115" calcext:value-type="float">
            <text:p>115</text:p>
          </table:table-cell>
          <table:table-cell office:value-type="float" office:value="89.3" calcext:value-type="float">
            <text:p>89.3</text:p>
          </table:table-cell>
          <table:table-cell office:value-type="float" office:value="67" calcext:value-type="float">
            <text:p>67</text:p>
          </table:table-cell>
          <table:table-cell office:value-type="float" office:value="362.6" calcext:value-type="float">
            <text:p>362.6</text:p>
          </table:table-cell>
          <table:table-cell office:value-type="float" office:value="126" calcext:value-type="float">
            <text:p>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1</text:p>
          </table:table-cell>
          <table:table-cell office:value-type="float" office:value="456.3" calcext:value-type="float">
            <text:p>456.3</text:p>
          </table:table-cell>
          <table:table-cell office:value-type="float" office:value="115" calcext:value-type="float">
            <text:p>115</text:p>
          </table:table-cell>
          <table:table-cell office:value-type="float" office:value="95.5" calcext:value-type="float">
            <text:p>95.5</text:p>
          </table:table-cell>
          <table:table-cell office:value-type="float" office:value="67" calcext:value-type="float">
            <text:p>67</text:p>
          </table:table-cell>
          <table:table-cell office:value-type="float" office:value="359.6" calcext:value-type="float">
            <text:p>359.6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2</text:p>
          </table:table-cell>
          <table:table-cell office:value-type="float" office:value="437.8" calcext:value-type="float">
            <text:p>437.8</text:p>
          </table:table-cell>
          <table:table-cell office:value-type="float" office:value="117" calcext:value-type="float">
            <text:p>117</text:p>
          </table:table-cell>
          <table:table-cell office:value-type="float" office:value="84.3" calcext:value-type="float">
            <text:p>84.3</text:p>
          </table:table-cell>
          <table:table-cell office:value-type="float" office:value="67" calcext:value-type="float">
            <text:p>67</text:p>
          </table:table-cell>
          <table:table-cell office:value-type="float" office:value="352.5" calcext:value-type="float">
            <text:p>352.5</text:p>
          </table:table-cell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3</text:p>
          </table:table-cell>
          <table:table-cell office:value-type="float" office:value="430.1" calcext:value-type="float">
            <text:p>430.1</text:p>
          </table:table-cell>
          <table:table-cell office:value-type="float" office:value="118" calcext:value-type="float">
            <text:p>118</text:p>
          </table:table-cell>
          <table:table-cell office:value-type="float" office:value="86.6" calcext:value-type="float">
            <text:p>86.6</text:p>
          </table:table-cell>
          <table:table-cell office:value-type="float" office:value="67" calcext:value-type="float">
            <text:p>67</text:p>
          </table:table-cell>
          <table:table-cell office:value-type="float" office:value="342.2" calcext:value-type="float">
            <text:p>342.2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AVERAGE([.B3:.B8])" office:value-type="float" office:value="448.133333333333" calcext:value-type="float">
            <text:p>448</text:p>
          </table:table-cell>
          <table:table-cell table:style-name="ce3" table:formula="of:=AVERAGE([.C3:.C8])" office:value-type="float" office:value="115.666666666667" calcext:value-type="float">
            <text:p>116</text:p>
          </table:table-cell>
          <table:table-cell table:style-name="ce3" table:formula="of:=AVERAGE([.D3:.D8])" office:value-type="float" office:value="91.15" calcext:value-type="float">
            <text:p>91</text:p>
          </table:table-cell>
          <table:table-cell table:style-name="ce3" table:formula="of:=AVERAGE([.E3:.E8])" office:value-type="float" office:value="66.8333333333333" calcext:value-type="float">
            <text:p>67</text:p>
          </table:table-cell>
          <table:table-cell table:style-name="ce3" table:formula="of:=AVERAGE([.F3:.F8])" office:value-type="float" office:value="355.933333333333" calcext:value-type="float">
            <text:p>356</text:p>
          </table:table-cell>
          <table:table-cell table:style-name="ce3" table:formula="of:=AVERAGE([.G3:.G8])" office:value-type="float" office:value="127.833333333333" calcext:value-type="float">
            <text:p>128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6:29:42.911971083</meta:creation-date>
    <meta:generator>LibreOffice/7.3.4.2$Linux_X86_64 LibreOffice_project/30$Build-2</meta:generator>
    <dc:date>2022-07-11T17:03:13.537825272</dc:date>
    <meta:editing-duration>PT23M19S</meta:editing-duration>
    <meta:editing-cycles>3</meta:editing-cycles>
    <meta:document-statistic meta:table-count="1" meta:cell-count="58" meta:object-count="0"/>
  </office:meta>
</office:document-meta>
</file>